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03b6b"/>
    </style:style>
    <style:style style:name="P2" style:family="paragraph" style:parent-style-name="Text_20_body" style:list-style-name="L1">
      <style:text-properties officeooo:paragraph-rsid="00313d89"/>
    </style:style>
    <style:style style:name="P3" style:family="paragraph" style:parent-style-name="Text_20_body" style:list-style-name="L1">
      <style:text-properties officeooo:paragraph-rsid="003247db"/>
    </style:style>
    <style:style style:name="P4" style:family="paragraph" style:parent-style-name="Text_20_body" style:list-style-name="L1">
      <style:text-properties officeooo:paragraph-rsid="003c4d3f"/>
    </style:style>
    <style:style style:name="P5" style:family="paragraph" style:parent-style-name="Text_20_body" style:list-style-name="L1">
      <style:text-properties style:font-name="Liberation Serif" officeooo:rsid="00323a22" officeooo:paragraph-rsid="00323a22" style:font-name-asian="Liberation Serif" style:font-name-complex="Liberation Mono"/>
    </style:style>
    <style:style style:name="P6" style:family="paragraph" style:parent-style-name="Text_20_body" style:list-style-name="L1">
      <style:text-properties style:font-name="Liberation Serif" fo:font-size="12pt" officeooo:paragraph-rsid="003c4d3f" style:font-name-asian="Liberation Serif" style:font-size-asian="12pt" style:font-size-complex="12pt"/>
    </style:style>
    <style:style style:name="P7" style:family="paragraph" style:parent-style-name="Text_20_body" style:list-style-name="L1">
      <style:text-properties style:font-name="Liberation Serif" fo:font-size="12pt" officeooo:paragraph-rsid="003c54e7" style:font-name-asian="Liberation Serif" style:font-size-asian="12pt" style:font-size-complex="12pt"/>
    </style:style>
    <style:style style:name="P8" style:family="paragraph" style:parent-style-name="Text_20_body" style:list-style-name="L1">
      <style:paragraph-properties fo:line-height="150%">
        <style:tab-stops/>
      </style:paragraph-properties>
      <style:text-properties officeooo:paragraph-rsid="0037a611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fo:font-size="10.5pt" officeooo:rsid="00323a22" style:font-name-asian="Liberation Serif" style:font-size-asian="10.5pt" style:font-size-complex="10.5pt"/>
    </style:style>
    <style:style style:name="T3" style:family="text">
      <style:text-properties style:font-name="Liberation Serif" fo:font-size="10.5pt" officeooo:rsid="003c54e7" style:font-name-asian="Liberation Serif" style:font-size-asian="10.5pt" style:font-size-complex="10.5pt"/>
    </style:style>
    <style:style style:name="T4" style:family="text">
      <style:text-properties style:font-name="Liberation Serif" fo:font-size="10.5pt" officeooo:rsid="003d086f" style:font-name-asian="Liberation Serif" style:font-size-asian="10.5pt" style:font-size-complex="10.5pt"/>
    </style:style>
    <style:style style:name="T5" style:family="text">
      <style:text-properties style:font-name="Liberation Serif" fo:font-size="10.5pt" officeooo:rsid="003d5c31" style:font-name-asian="Liberation Serif" style:font-size-asian="10.5pt" style:font-size-complex="10.5pt"/>
    </style:style>
    <style:style style:name="T6" style:family="text">
      <style:text-properties style:font-name="Liberation Serif" fo:font-size="10.5pt" officeooo:rsid="003e4727" style:font-name-asian="Liberation Serif" style:font-size-asian="10.5pt" style:font-size-complex="10.5pt"/>
    </style:style>
    <style:style style:name="T7" style:family="text">
      <style:text-properties style:font-name="Liberation Serif" fo:font-size="10.5pt" officeooo:rsid="0041047c" style:font-name-asian="Liberation Serif" style:font-size-asian="10.5pt" style:font-size-complex="10.5pt"/>
    </style:style>
    <style:style style:name="T8" style:family="text">
      <style:text-properties style:font-name="Liberation Serif" fo:font-size="10.5pt" officeooo:rsid="0043d4cc" style:font-name-asian="Liberation Serif" style:font-size-asian="10.5pt" style:font-size-complex="10.5pt"/>
    </style:style>
    <style:style style:name="T9" style:family="text">
      <style:text-properties fo:color="#000000" style:font-name="Liberation Serif" style:font-name-asian="Liberation Serif"/>
    </style:style>
    <style:style style:name="T10" style:family="text">
      <style:text-properties fo:color="#000000" style:font-name="Liberation Serif" officeooo:rsid="00303b6b" style:font-name-asian="Liberation Serif"/>
    </style:style>
    <style:style style:name="T11" style:family="text">
      <style:text-properties fo:color="#000000" style:font-name="Liberation Serif" officeooo:rsid="00303b6b" style:font-name-asian="Liberation Serif" style:font-name-complex="Liberation Mono"/>
    </style:style>
    <style:style style:name="T12" style:family="text">
      <style:text-properties fo:color="#000000" style:font-name="Liberation Serif" officeooo:rsid="003247db" style:font-name-asian="Liberation Serif" style:font-name-complex="Liberation Mono"/>
    </style:style>
    <style:style style:name="T13" style:family="text">
      <style:text-properties fo:color="#000000" style:font-name="Liberation Serif" officeooo:rsid="00387384" style:font-name-asian="Liberation Serif" style:font-name-complex="Liberation Mono"/>
    </style:style>
    <style:style style:name="T14" style:family="text">
      <style:text-properties fo:color="#000000" style:font-name="Liberation Serif" officeooo:rsid="00422038" style:font-name-asian="Liberation Serif" style:font-name-complex="Liberation Mono"/>
    </style:style>
    <style:style style:name="T15" style:family="text">
      <style:text-properties fo:color="#000000" style:font-name="Liberation Serif" officeooo:rsid="00313d89" style:font-name-asian="Liberation Serif"/>
    </style:style>
    <style:style style:name="T16" style:family="text">
      <style:text-properties fo:color="#000000" style:font-name="Liberation Serif" officeooo:rsid="00323a22" style:font-name-asian="Liberation Serif"/>
    </style:style>
    <style:style style:name="T17" style:family="text">
      <style:text-properties fo:color="#000000" style:font-name="Liberation Serif" officeooo:rsid="003596fa" style:font-name-asian="Liberation Serif"/>
    </style:style>
    <style:style style:name="T18" style:family="text">
      <style:text-properties fo:color="#000000" style:font-name="Liberation Serif" officeooo:rsid="0035dcde" style:font-name-asian="Liberation Serif"/>
    </style:style>
    <style:style style:name="T19" style:family="text">
      <style:text-properties fo:color="#000000" style:font-name="Liberation Serif" officeooo:rsid="00371f94" style:font-name-asian="Liberation Serif"/>
    </style:style>
    <style:style style:name="T20" style:family="text">
      <style:text-properties fo:color="#000000" style:font-name="Liberation Serif" officeooo:rsid="0037a611" style:font-name-asian="Liberation Serif"/>
    </style:style>
    <style:style style:name="T21" style:family="text">
      <style:text-properties fo:color="#000000" style:font-name="Liberation Serif" officeooo:rsid="003a5d23" style:font-name-asian="Liberation Serif"/>
    </style:style>
    <style:style style:name="T22" style:family="text">
      <style:text-properties fo:color="#000000" style:font-name="Liberation Serif" officeooo:rsid="00428046" style:font-name-asian="Liberation Serif"/>
    </style:style>
    <style:style style:name="T23" style:family="text">
      <style:text-properties fo:color="#000000" style:font-name="Liberation Serif" fo:font-style="normal" officeooo:rsid="00303b6b" style:font-name-asian="Liberation Serif" style:font-style-asian="normal" style:font-style-complex="normal"/>
    </style:style>
    <style:style style:name="T24" style:family="text">
      <style:text-properties fo:color="#000000" style:font-name="Liberation Serif" fo:font-size="10.5pt" officeooo:rsid="00303b6b" style:font-name-asian="Liberation Serif" style:font-size-asian="10.5pt" style:font-size-complex="10.5pt"/>
    </style:style>
    <style:style style:name="T25" style:family="text">
      <style:text-properties fo:color="#000000" style:font-name="Liberation Serif" fo:font-size="10.5pt" officeooo:rsid="0046dbaf" style:font-name-asian="Liberation Serif" style:font-size-asian="10.5pt" style:font-size-complex="10.5pt"/>
    </style:style>
    <style:style style:name="T26" style:family="text">
      <style:text-properties fo:color="#000000" style:font-name="Liberation Serif" fo:font-size="10.5pt" officeooo:rsid="0048b041" style:font-name-asian="Liberation Serif" style:font-size-asian="10.5pt" style:font-size-complex="10.5pt"/>
    </style:style>
    <style:style style:name="T27" style:family="text">
      <style:text-properties fo:color="#000000" style:font-name="Liberation Serif" fo:font-size="10.5pt" officeooo:rsid="003c54e7" style:font-name-asian="Liberation Serif" style:font-size-asian="10.5pt" style:font-name-complex="Liberation Mono" style:font-size-complex="10.5pt"/>
    </style:style>
    <style:style style:name="T28" style:family="text">
      <style:text-properties fo:color="#000000" fo:font-size="10.5pt" officeooo:rsid="00303b6b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9065709" text:style-name="L1">
        <text:list-item>
          <text:p text:style-name="P1"><text:span text:style-name="Source_20_Text"><text:span text:style-name="T9">find</text:span></text:span><text:span text:style-name="Source_20_Text"><text:span text:style-name="T10">指令</text:span></text:span><text:span text:style-name="Source_20_Text"><text:span text:style-name="T9">：</text:span></text:span></text:p>
          <text:p text:style-name="P1"><text:span text:style-name="Source_20_Text"><text:span text:style-name="T10">格式，find <text:s/>某个目录 <text:s/>选项(-name , <text:s/>-iname) <text:s/></text:span></text:span></text:p>
          <text:p text:style-name="P2"><text:span text:style-name="Source_20_Text"><text:span text:style-name="T10">选项，-name后面加双引号括起来</text:span></text:span><text:span text:style-name="Source_20_Text"><text:span text:style-name="T15">的</text:span></text:span><text:span text:style-name="Source_20_Text"><text:span text:style-name="T10">文件名 <text:s text:c="2"/>-iname后面加双引号括起来</text:span></text:span><text:span text:style-name="Source_20_Text"><text:span text:style-name="T15">的</text:span></text:span><text:span text:style-name="Source_20_Text"><text:span text:style-name="T10">文件名忽略大小写</text:span></text:span></text:p>
          <text:p text:style-name="P1"><text:span text:style-name="Source_20_Text"><text:span text:style-name="T11">例子，</text:span></text:span><text:span text:style-name="Source_20_Text"><text:span text:style-name="T9">find <text:s/></text:span></text:span><text:span text:style-name="Source_20_Text"><text:span text:style-name="T23">/home/wky/ <text:s/>-name <text:s/>“*bashrc”</text:span></text:span></text:p>
        </text:list-item>
        <text:list-item>
          <text:p text:style-name="P5"><text:span text:style-name="Source_20_Text"><text:span text:style-name="T1">dpkg指令：</text:span></text:span></text:p>
          <text:p text:style-name="P3"><text:span text:style-name="Source_20_Text"><text:span text:style-name="T10">格式，</text:span></text:span><text:span text:style-name="Source_20_Text"><text:span text:style-name="T16">dpkg</text:span></text:span><text:span text:style-name="Source_20_Text"><text:span text:style-name="T10"> <text:s/>选项(-</text:span></text:span><text:span text:style-name="Source_20_Text"><text:span text:style-name="T12">l</text:span></text:span><text:span text:style-name="Source_20_Text"><text:span text:style-name="T10"> , <text:s/>-</text:span></text:span><text:span text:style-name="Source_20_Text"><text:span text:style-name="T12">L</text:span></text:span><text:span text:style-name="Source_20_Text"><text:span text:style-name="T14">，-i</text:span></text:span><text:span text:style-name="Source_20_Text"><text:span text:style-name="T10">) <text:s/></text:span></text:span></text:p>
          <text:p text:style-name="P8"><text:span text:style-name="Source_20_Text"><text:span text:style-name="T10">选项，-</text:span></text:span><text:span text:style-name="Source_20_Text"><text:span text:style-name="T13">l</text:span></text:span><text:span text:style-name="Source_20_Text"><text:span text:style-name="T10">后面加</text:span></text:span><text:span text:style-name="Source_20_Text"><text:span text:style-name="T20">要</text:span></text:span><text:span text:style-name="Source_20_Text"><text:span text:style-name="T10">搜索</text:span></text:span><text:span text:style-name="Source_20_Text"><text:span text:style-name="T17">的库名</text:span></text:span><text:span text:style-name="Source_20_Text"><text:span text:style-name="T21">，库名可以不准确</text:span></text:span><text:span text:style-name="Source_20_Text"><text:span text:style-name="T10"> <text:s text:c="2"/>-</text:span></text:span><text:span text:style-name="Source_20_Text"><text:span text:style-name="T12">L </text:span></text:span><text:span text:style-name="Source_20_Text"><text:span text:style-name="T10">后面加</text:span></text:span><text:span text:style-name="Source_20_Text"><text:span text:style-name="T20">要</text:span></text:span><text:span text:style-name="Source_20_Text"><text:span text:style-name="T10">搜索</text:span></text:span><text:span text:style-name="Source_20_Text"><text:span text:style-name="T17">的库名</text:span></text:span><text:span text:style-name="Source_20_Text"><text:span text:style-name="T19">，库名必须准确</text:span></text:span><text:span text:style-name="Source_20_Text"><text:span text:style-name="T18">，返回库的位置 <text:s/>-</text:span></text:span><text:span text:style-name="Source_20_Text"><text:span text:style-name="T22">i后面加要进行安装的.deb包</text:span></text:span></text:p>
        </text:list-item>
        <text:list-item>
          <text:p text:style-name="P6">apt<text:span text:style-name="Source_20_Text"><text:span text:style-name="T2">指令：</text:span></text:span></text:p>
          <text:p text:style-name="P7"><text:span text:style-name="Source_20_Text"><text:span text:style-name="T3">描述，apt</text:span></text:span><text:span text:style-name="Source_20_Text"><text:span text:style-name="T4">是ubuntu的包管理器，其底层是dpkg。</text:span></text:span><text:span text:style-name="Source_20_Text"><text:span text:style-name="T5">与dpkg不同的是，apt安装</text:span></text:span><text:span text:style-name="Source_20_Text"><text:span text:style-name="T8">的软件或库</text:span></text:span><text:span text:style-name="Source_20_Text"><text:span text:style-name="T5">可以链接已经安装</text:span></text:span><text:span text:style-name="Source_20_Text"><text:span text:style-name="T6">的依赖，可以直接</text:span></text:span><text:span text:style-name="Source_20_Text"><text:span text:style-name="T7">从软件源下载。</text:span></text:span></text:p>
          <text:p text:style-name="P4"><text:span text:style-name="Source_20_Text"><text:span text:style-name="T24">格式，</text:span></text:span><text:span text:style-name="Source_20_Text"><text:span text:style-name="T27">apt </text:span></text:span><text:span text:style-name="Source_20_Text"><text:span text:style-name="T24"><text:s/>选项(</text:span></text:span><text:span text:style-name="Source_20_Text"><text:span text:style-name="T27">install</text:span></text:span><text:span text:style-name="Source_20_Text"><text:span text:style-name="T24"> , </text:span></text:span><text:span text:style-name="Source_20_Text"><text:span text:style-name="T27">remove...</text:span></text:span><text:span text:style-name="Source_20_Text"><text:span text:style-name="T24">) <text:s/></text:span></text:span></text:p>
        </text:list-item>
        <text:list-item>
          <text:p text:style-name="P4"><text:span text:style-name="Source_20_Text"><text:span text:style-name="T25">ps指令</text:span></text:span></text:p>
          <text:p text:style-name="P4"><text:span text:style-name="Source_20_Text"><text:span text:style-name="T24">描述，在ps命令中，“-T”选项可以开启线程查看。下面的命令列出了由进程号为&lt;pid&gt;的进程创建的所有线程。</text:span></text:span></text:p>
          <text:p text:style-name="P4"><text:span text:style-name="Source_20_Text"><text:span text:style-name="T24">格式， 查看线程：ps -T -p &lt;pid&gt;</text:span></text:span></text:p>
        </text:list-item>
        <text:list-item>
          <text:p text:style-name="P4"><text:span text:style-name="Source_20_Text"><text:span text:style-name="T24">to</text:span></text:span><text:span text:style-name="Source_20_Text"><text:span text:style-name="T24">p</text:span></text:span><text:span text:style-name="Source_20_Text"><text:span text:style-name="T26">指令</text:span></text:span></text:p>
          <text:p text:style-name="P4"><text:span text:style-name="Source_20_Text"><text:span text:style-name="T24">描述，top命令可以直接查看进行。也可以实时显示各个线程情况，要在top输出中开启线程查看，请调用top命令的“-H”选项，该选项会列出所有Linux线程。在top运行时，你也可以通过按“H”键将线程查看模式切换为开或关。</text:span></text:span></text:p>
        </text:list-item>
        <text:list-item>
          <text:p text:style-name="P4"><text:span text:style-name="Source_20_Text"><text:span text:style-name="T24">格式，</text:span></text:span><text:span text:style-name="Source_20_Text"><text:span text:style-name="T24"> 查看线程：top -H -p &lt;pid&gt;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/>
      </style:paragraph-properties>
      <style:text-properties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4-11T09:53:34.338205544</dc:date>
    <meta:editing-duration>PT1H9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77" meta:character-count="573" meta:non-whitespace-character-count="528"/>
  </office:meta>
</office:document-meta>
</file>